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68bf1" officeooo:paragraph-rsid="00168bf1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68bf1" officeooo:paragraph-rsid="00168bf1" style:font-size-asian="12.25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officeooo:rsid="00168bf1" officeooo:paragraph-rsid="00168bf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6a43" officeooo:paragraph-rsid="00176a43" style:font-size-asian="12.25pt" style:font-weight-asian="normal" style:font-size-complex="14pt" style:font-weight-complex="normal"/>
    </style:style>
    <style:style style:name="P5" style:family="paragraph" style:parent-style-name="Text_20_body" style:list-style-name="L1">
      <style:text-properties officeooo:paragraph-rsid="00168bf1"/>
    </style:style>
    <style:style style:name="P6" style:family="paragraph" style:parent-style-name="Text_20_body" style:list-style-name="L1">
      <style:text-properties fo:font-size="14pt" fo:font-weight="normal" officeooo:rsid="00168bf1" officeooo:paragraph-rsid="00168bf1" style:font-size-asian="12.25pt" style:font-weight-asian="normal" style:font-size-complex="14pt" style:font-weight-complex="normal"/>
    </style:style>
    <style:style style:name="T1" style:family="text">
      <style:text-properties officeooo:rsid="00168b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do:</text:p>
      <text:p text:style-name="P4"/>
      <text:p text:style-name="P4">In home, add 2 more features like goals, community whatever</text:p>
      <text:p text:style-name="P4">Add a nice footer<text:line-break/>Add much better images both in terms of quality and relecvanc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0:18:40.502695630</meta:creation-date>
    <meta:editing-duration>PT1M57S</meta:editing-duration>
    <meta:editing-cycles>2</meta:editing-cycles>
    <meta:generator>LibreOffice/7.3.7.2$Linux_X86_64 LibreOffice_project/30$Build-2</meta:generator>
    <dc:date>2025-02-20T20:20:34.188417489</dc:date>
    <meta:document-statistic meta:table-count="0" meta:image-count="0" meta:object-count="0" meta:page-count="1" meta:paragraph-count="3" meta:word-count="26" meta:character-count="144" meta:non-whitespace-character-count="121"/>
  </office:meta>
</office:document-meta>
</file>